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style:writing-mode="page"/>
    </style:style>
    <style:style style:name="Table1.A3" style:family="table-cell" style:data-style-name="N61">
      <style:table-cell-properties style:writing-mode="page"/>
    </style:style>
    <style:style style:name="Table1.C3" style:family="table-cell" style:data-style-name="N0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style:writing-mode="page"/>
    </style:style>
    <style:style style:name="Table2.A3" style:family="table-cell" style:data-style-name="N61">
      <style:table-cell-properties style:writing-mode="page"/>
    </style:style>
    <style:style style:name="Table2.C3" style:family="table-cell" style:data-style-name="N0">
      <style:table-cell-properties style:writing-mode="page"/>
    </style:style>
    <style:style style:name="P1" style:family="paragraph" style:parent-style-name="Standard">
      <style:text-properties officeooo:rsid="001a18cf" officeooo:paragraph-rsid="001a18cf"/>
    </style:style>
    <style:style style:name="P2" style:family="paragraph" style:parent-style-name="Standard">
      <style:text-properties officeooo:rsid="001ae4f4" officeooo:paragraph-rsid="001ae4f4"/>
    </style:style>
    <style:style style:name="P3" style:family="paragraph" style:parent-style-name="Standard">
      <style:text-properties officeooo:rsid="001c1455" officeooo:paragraph-rsid="001c1455"/>
    </style:style>
    <style:style style:name="P4" style:family="paragraph" style:parent-style-name="Standard">
      <style:text-properties officeooo:rsid="001c1455" officeooo:paragraph-rsid="001cff93"/>
    </style:style>
    <style:style style:name="P5" style:family="paragraph" style:parent-style-name="Standard">
      <style:text-properties officeooo:rsid="001cff93" officeooo:paragraph-rsid="001cff93"/>
    </style:style>
    <style:style style:name="P6" style:family="paragraph" style:parent-style-name="Standard">
      <style:text-properties style:text-position="0% 100%" officeooo:rsid="001cff93" officeooo:paragraph-rsid="001cff93"/>
    </style:style>
    <style:style style:name="P7" style:family="paragraph" style:parent-style-name="Standard">
      <style:text-properties style:text-position="0% 100%" officeooo:rsid="002196cb" officeooo:paragraph-rsid="002196cb"/>
    </style:style>
    <style:style style:name="P8" style:family="paragraph" style:parent-style-name="Standard">
      <style:text-properties officeooo:paragraph-rsid="002196cb"/>
    </style:style>
    <style:style style:name="P9" style:family="paragraph" style:parent-style-name="Standard">
      <style:text-properties style:text-position="0% 100%" officeooo:rsid="001c1455" officeooo:paragraph-rsid="001c1455"/>
    </style:style>
    <style:style style:name="P10" style:family="paragraph" style:parent-style-name="Standard">
      <style:text-properties style:text-position="0% 100%" officeooo:rsid="001cff93" officeooo:paragraph-rsid="001cff93"/>
    </style:style>
    <style:style style:name="P11" style:family="paragraph" style:parent-style-name="Standard">
      <style:text-properties style:text-position="0% 100%" officeooo:rsid="002196cb" officeooo:paragraph-rsid="002196cb"/>
    </style:style>
    <style:style style:name="P12" style:family="paragraph" style:parent-style-name="Standard">
      <style:text-properties style:text-position="super 58%" officeooo:rsid="001cff93" officeooo:paragraph-rsid="001cff93"/>
    </style:style>
    <style:style style:name="P13" style:family="paragraph" style:parent-style-name="Standard">
      <style:text-properties officeooo:paragraph-rsid="002196cb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rsid="00256e45" officeooo:paragraph-rsid="00256e45"/>
    </style:style>
    <style:style style:name="P16" style:family="paragraph" style:parent-style-name="Standard">
      <style:paragraph-properties fo:text-align="start" style:justify-single-word="false"/>
      <style:text-properties officeooo:rsid="0028896d" officeooo:paragraph-rsid="0028896d"/>
    </style:style>
    <style:style style:name="P17" style:family="paragraph" style:parent-style-name="Standard">
      <style:paragraph-properties fo:text-align="start" style:justify-single-word="false" style:writing-mode="lr-tb"/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b0f35"/>
    </style:style>
    <style:style style:name="T2" style:family="text">
      <style:text-properties officeooo:rsid="001c1455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196c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cff93"/>
    </style:style>
    <style:style style:name="T7" style:family="text">
      <style:text-properties style:text-position="0% 100%" officeooo:rsid="002196cb"/>
    </style:style>
    <style:style style:name="T8" style:family="text">
      <style:text-properties style:text-position="super 58%" officeooo:rsid="001cff93"/>
    </style:style>
    <style:style style:name="T9" style:family="text">
      <style:text-properties officeooo:rsid="00241463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d63cb" style:font-size-asian="10pt" style:font-style-asian="normal" style:font-weight-asian="normal" style:text-emphasiz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sing basic calculations, prove that the maximum ionisation occurs at optical depth unity. Assume an isothermal atmosphere (i.e. n(z)=n_0 exp(-z/H)) where H can be assumed constant) and use the definition of optical depth, tau= sigma X integral (n *dz). <text:s/>Note that the formula for n(z) allows for a very covenient representation of the integral or derivative of n(z) with respect to z. You’ll need that</text:p>
      <text:p text:style-name="P1"/>
      <text:p text:style-name="Standard"><draw:frame draw:style-name="fr1" draw:name="Object1" text:anchor-type="as-char" svg:y="-2.6299in" svg:width="4.139in" svg:height="5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draw:frame draw:style-name="fr1" draw:name="Object2" text:anchor-type="as-char" svg:y="-1.9752in" svg:width="5.2402in" svg:height="3.9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2">2. <text:span text:style-name="T1">Having shown that tau=1, substitute the atmospheric density variation according to the above </text:span><text:span text:style-name="T2">formula and derive a value for the appropriate cross-section for maximum absorption as a </text:span><text:span text:style-name="T1">function of altitude </text:span><text:span text:style-name="T2">(cover the range from 50- 120 km)</text:span></text:p>
      <text:p text:style-name="P2"/>
      <text:p text:style-name="P2"><draw:frame draw:style-name="fr1" draw:name="Object3" text:anchor-type="as-char" svg:y="-1.8547in" svg:width="4.5902in" svg:height="3.65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<text:soft-page-break/>3. Assume pure N<text:span text:style-name="T3">2 <text:s/></text:span><text:span text:style-name="T5">absorption (for mars you would use CO</text:span><text:span text:style-name="T3">2</text:span><text:span text:style-name="T5">), use the Henke curves, convert the cross-sections profile to energy, and hence wavelength of incident photon and present again as a function of altitude. This should give a profile of photon wavelength vs altitude where maximum absorption occurs. Then answer- what altitude corresponds to maximum absorption of the Fe XV line at 1.9 A?</text:span></text:p>
      <text:p text:style-name="P9"/>
      <text:p text:style-name="P6">Here I used this formula obtained from the previous part:</text:p>
      <text:p text:style-name="P6"/>
      <text:p text:style-name="P5"><draw:frame draw:style-name="fr1" draw:name="Object4" text:anchor-type="as-char" svg:y="-0.2547in" svg:width="1.8374in" svg:height="0.4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4"><text:span text:style-name="T5">Fe XV line at 1.9 A, </text:span><text:span text:style-name="T6">the altitude comes out to be 65 km. From Henke, I got the cross-section to be 8.46E-22 cm</text:span><text:span text:style-name="T8">2</text:span></text:p>
      <text:p text:style-name="P12"/>
      <text:p text:style-name="P6">4. Then you can answer the following: what sampling for the cross-section corresponds to a grid vertical resolution of:</text:p>
      <text:p text:style-name="P6">a. 10 km</text:p>
      <text:p text:style-name="P6">b. 1 per 7 km scale height</text:p>
      <text:p text:style-name="P6">c. 2 per 7 km scale height</text:p>
      <text:p text:style-name="P6"/>
      <text:p text:style-name="P6"><draw:frame draw:style-name="fr1" draw:name="Object5" text:anchor-type="as-char" svg:y="-2.6626in" svg:width="3.8118in" svg:height="5.265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8"><text:soft-page-break/><text:span text:style-name="T7">Here I have added all the sampling of the cross-sections data for the O</text:span><text:span text:style-name="T4">2</text:span><text:span text:style-name="T7"> and N</text:span><text:span text:style-name="T4">2 </text:span><text:span text:style-name="T7">for a vertical resolution of 5km, calculated using the above derived relationship.</text:span></text:p>
      <text:p text:style-name="P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8">O2 data for Vertical resolution of 5k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8">calculated cross-section (cm2)</text:p>
          </table:table-cell>
          <table:table-cell table:style-name="Table1.A1" office:value-type="string">
            <text:p text:style-name="P18">H+F cross-section</text:p>
          </table:table-cell>
          <table:table-cell table:style-name="Table1.A1" office:value-type="string">
            <text:p text:style-name="P18">H+F wavelength <text:span text:style-name="T9">(A)</text:span></text:p>
          </table:table-cell>
          <table:table-cell table:style-name="Table1.A1" office:value-type="string">
            <text:p text:style-name="P18">H+F energy <text:span text:style-name="T9">(eV)</text:span></text:p>
          </table:table-cell>
          <table:table-cell table:style-name="Table1.A1" office:value-type="string">
            <text:p text:style-name="P18">Altitude(Tau=1) <text:span text:style-name="T9">(km)</text:span></text:p>
          </table:table-cell>
        </table:table-row>
        <table:table-row>
          <table:table-cell table:style-name="Table1.A3" office:value-type="float" office:value="8.5E-024">
            <text:p text:style-name="P18">8.50E-24</text:p>
          </table:table-cell>
          <table:table-cell table:style-name="Table1.A1" office:value-type="string">
            <text:p text:style-name="P17"><text:span text:style-name="T10">8.5024E-024</text:span></text:p>
            <text:p text:style-name="P14"/>
          </table:table-cell>
          <table:table-cell table:style-name="Table1.C3" office:value-type="float" office:value="0.4">
            <text:p text:style-name="P18">0.4</text:p>
          </table:table-cell>
          <table:table-cell table:style-name="Table1.C3" office:value-type="float" office:value="30992.5">
            <text:p text:style-name="P18">30992.5</text:p>
          </table:table-cell>
          <table:table-cell table:style-name="Table1.C3" office:value-type="float" office:value="31">
            <text:p text:style-name="P18">31</text:p>
          </table:table-cell>
        </table:table-row>
        <table:table-row>
          <table:table-cell table:style-name="Table1.A3" office:value-type="float" office:value="1.74E-023">
            <text:p text:style-name="P18">1.74E-23</text:p>
          </table:table-cell>
          <table:table-cell table:style-name="Table1.A1" office:value-type="string">
            <text:p text:style-name="P17"><text:span text:style-name="T10">1.44541E-023</text:span></text:p>
            <text:p text:style-name="P14"/>
          </table:table-cell>
          <table:table-cell table:style-name="Table1.C3" office:value-type="float" office:value="0.5">
            <text:p text:style-name="P18">0.5</text:p>
          </table:table-cell>
          <table:table-cell table:style-name="Table1.C3" office:value-type="float" office:value="24794">
            <text:p text:style-name="P18">24794</text:p>
          </table:table-cell>
          <table:table-cell table:style-name="Table1.C3" office:value-type="float" office:value="36">
            <text:p text:style-name="P18">36</text:p>
          </table:table-cell>
        </table:table-row>
        <table:table-row>
          <table:table-cell table:style-name="Table1.A3" office:value-type="float" office:value="3.55E-023">
            <text:p text:style-name="P18">3.55E-23</text:p>
          </table:table-cell>
          <table:table-cell table:style-name="Table1.A1" office:value-type="string">
            <text:p text:style-name="P17"><text:span text:style-name="T10">2.56666E-023</text:span></text:p>
            <text:p text:style-name="P14"/>
          </table:table-cell>
          <table:table-cell table:style-name="Table1.C3" office:value-type="float" office:value="0.6">
            <text:p text:style-name="P18">0.6</text:p>
          </table:table-cell>
          <table:table-cell table:style-name="Table1.C3" office:value-type="float" office:value="20661.7">
            <text:p text:style-name="P18">20661.7</text:p>
          </table:table-cell>
          <table:table-cell table:style-name="Table1.C3" office:value-type="float" office:value="41">
            <text:p text:style-name="P18">41</text:p>
          </table:table-cell>
        </table:table-row>
        <table:table-row>
          <table:table-cell table:style-name="Table1.A3" office:value-type="float" office:value="7.25E-023">
            <text:p text:style-name="P18">7.25E-23</text:p>
          </table:table-cell>
          <table:table-cell table:style-name="Table1.A1" office:value-type="string">
            <text:p text:style-name="P17"><text:span text:style-name="T10">7.91786E-023</text:span></text:p>
            <text:p text:style-name="P14"/>
          </table:table-cell>
          <table:table-cell table:style-name="Table1.C3" office:value-type="float" office:value="0.8">
            <text:p text:style-name="P18">0.8</text:p>
          </table:table-cell>
          <table:table-cell table:style-name="Table1.C3" office:value-type="float" office:value="15496.2">
            <text:p text:style-name="P18">15496.2</text:p>
          </table:table-cell>
          <table:table-cell table:style-name="Table1.C3" office:value-type="float" office:value="46">
            <text:p text:style-name="P18">46</text:p>
          </table:table-cell>
        </table:table-row>
        <table:table-row>
          <table:table-cell table:style-name="Table1.A3" office:value-type="float" office:value="1.48E-022">
            <text:p text:style-name="P18">1.48E-22</text:p>
          </table:table-cell>
          <table:table-cell table:style-name="Table1.A1" office:value-type="string">
            <text:p text:style-name="P17"><text:span text:style-name="T10">7.91786E-023</text:span></text:p>
            <text:p text:style-name="P14"/>
          </table:table-cell>
          <table:table-cell table:style-name="Table1.C3" office:value-type="float" office:value="0.8">
            <text:p text:style-name="P18">0.8</text:p>
          </table:table-cell>
          <table:table-cell table:style-name="Table1.C3" office:value-type="float" office:value="15496.2">
            <text:p text:style-name="P18">15496.2</text:p>
          </table:table-cell>
          <table:table-cell table:style-name="Table1.C3" office:value-type="float" office:value="51">
            <text:p text:style-name="P18">51</text:p>
          </table:table-cell>
        </table:table-row>
        <table:table-row>
          <table:table-cell table:style-name="Table1.A3" office:value-type="float" office:value="3.02E-022">
            <text:p text:style-name="P18">3.02E-22</text:p>
          </table:table-cell>
          <table:table-cell table:style-name="Table1.A1" office:value-type="string">
            <text:p text:style-name="P17"><text:span text:style-name="T10">3.04492E-022</text:span></text:p>
            <text:p text:style-name="P14"/>
          </table:table-cell>
          <table:table-cell table:style-name="Table1.C3" office:value-type="float" office:value="1.3">
            <text:p text:style-name="P18">1.3</text:p>
          </table:table-cell>
          <table:table-cell table:style-name="Table1.C3" office:value-type="float" office:value="9536.15">
            <text:p text:style-name="P18">9536.15</text:p>
          </table:table-cell>
          <table:table-cell table:style-name="Table1.C3" office:value-type="float" office:value="56">
            <text:p text:style-name="P18">56</text:p>
          </table:table-cell>
        </table:table-row>
        <table:table-row>
          <table:table-cell table:style-name="Table1.A3" office:value-type="float" office:value="6.18E-022">
            <text:p text:style-name="P18">6.18E-22</text:p>
          </table:table-cell>
          <table:table-cell table:style-name="Table1.A1" office:value-type="string">
            <text:p text:style-name="P17"><text:span text:style-name="T10">5.8454E-022</text:span></text:p>
            <text:p text:style-name="P14"/>
          </table:table-cell>
          <table:table-cell table:style-name="Table1.C3" office:value-type="float" office:value="1.5">
            <text:p text:style-name="P18">1.5</text:p>
          </table:table-cell>
          <table:table-cell table:style-name="Table1.C3" office:value-type="float" office:value="8264.67">
            <text:p text:style-name="P18">8264.67</text:p>
          </table:table-cell>
          <table:table-cell table:style-name="Table1.C3" office:value-type="float" office:value="61">
            <text:p text:style-name="P18">61</text:p>
          </table:table-cell>
        </table:table-row>
        <table:table-row>
          <table:table-cell table:style-name="Table1.A3" office:value-type="float" office:value="1.262E-021">
            <text:p text:style-name="P18">1.26E-21</text:p>
          </table:table-cell>
          <table:table-cell table:style-name="Table1.A1" office:value-type="string">
            <text:p text:style-name="P17"><text:span text:style-name="T10">1.53575E-021</text:span></text:p>
            <text:p text:style-name="P14"/>
          </table:table-cell>
          <table:table-cell table:style-name="Table1.C3" office:value-type="float" office:value="2.1">
            <text:p text:style-name="P18">2.1</text:p>
          </table:table-cell>
          <table:table-cell table:style-name="Table1.C3" office:value-type="float" office:value="5903.33">
            <text:p text:style-name="P18">5903.33</text:p>
          </table:table-cell>
          <table:table-cell table:style-name="Table1.C3" office:value-type="float" office:value="66">
            <text:p text:style-name="P18">66</text:p>
          </table:table-cell>
        </table:table-row>
        <table:table-row>
          <table:table-cell table:style-name="Table1.A3" office:value-type="float" office:value="2.582E-021">
            <text:p text:style-name="P18">2.58E-21</text:p>
          </table:table-cell>
          <table:table-cell table:style-name="Table1.A1" office:value-type="string">
            <text:p text:style-name="P17"><text:span text:style-name="T10">2.62512E-021</text:span></text:p>
            <text:p text:style-name="P14"/>
          </table:table-cell>
          <table:table-cell table:style-name="Table1.C3" office:value-type="float" office:value="2.5">
            <text:p text:style-name="P18">2.5</text:p>
          </table:table-cell>
          <table:table-cell table:style-name="Table1.C3" office:value-type="float" office:value="4958.8">
            <text:p text:style-name="P18">4958.8</text:p>
          </table:table-cell>
          <table:table-cell table:style-name="Table1.C3" office:value-type="float" office:value="71">
            <text:p text:style-name="P18">71</text:p>
          </table:table-cell>
        </table:table-row>
        <table:table-row>
          <table:table-cell table:style-name="Table1.A3" office:value-type="float" office:value="5.26E-021">
            <text:p text:style-name="P18">5.26E-21</text:p>
          </table:table-cell>
          <table:table-cell table:style-name="Table1.A1" office:value-type="string">
            <text:p text:style-name="P17"><text:span text:style-name="T10">6.3768E-021</text:span></text:p>
            <text:p text:style-name="P14"/>
          </table:table-cell>
          <table:table-cell table:style-name="Table1.C3" office:value-type="float" office:value="3.4">
            <text:p text:style-name="P18">3.4</text:p>
          </table:table-cell>
          <table:table-cell table:style-name="Table1.C3" office:value-type="float" office:value="3646.18">
            <text:p text:style-name="P18">3646.18</text:p>
          </table:table-cell>
          <table:table-cell table:style-name="Table1.C3" office:value-type="float" office:value="76">
            <text:p text:style-name="P18">76</text:p>
          </table:table-cell>
        </table:table-row>
        <table:table-row>
          <table:table-cell table:style-name="Table1.A3" office:value-type="float" office:value="1.08E-020">
            <text:p text:style-name="P18">1.08E-20</text:p>
          </table:table-cell>
          <table:table-cell table:style-name="Table1.A1" office:value-type="string">
            <text:p text:style-name="P17"><text:span text:style-name="T10">1.19034E-020</text:span></text:p>
            <text:p text:style-name="P14"/>
          </table:table-cell>
          <table:table-cell table:style-name="Table1.C3" office:value-type="float" office:value="4.2">
            <text:p text:style-name="P18">4.2</text:p>
          </table:table-cell>
          <table:table-cell table:style-name="Table1.C3" office:value-type="float" office:value="2951.67">
            <text:p text:style-name="P18">2951.67</text:p>
          </table:table-cell>
          <table:table-cell table:style-name="Table1.C3" office:value-type="float" office:value="81">
            <text:p text:style-name="P18">81</text:p>
          </table:table-cell>
        </table:table-row>
        <table:table-row>
          <table:table-cell table:style-name="Table1.A3" office:value-type="float" office:value="2.2E-020">
            <text:p text:style-name="P18">2.20E-20</text:p>
          </table:table-cell>
          <table:table-cell table:style-name="Table1.A1" office:value-type="string">
            <text:p text:style-name="P17"><text:span text:style-name="T10">2.52946E-020</text:span></text:p>
            <text:p text:style-name="P14"/>
          </table:table-cell>
          <table:table-cell table:style-name="Table1.C3" office:value-type="float" office:value="5.4">
            <text:p text:style-name="P18">5.4</text:p>
          </table:table-cell>
          <table:table-cell table:style-name="Table1.C3" office:value-type="float" office:value="2295.74">
            <text:p text:style-name="P18">2295.74</text:p>
          </table:table-cell>
          <table:table-cell table:style-name="Table1.C3" office:value-type="float" office:value="86">
            <text:p text:style-name="P18">86</text:p>
          </table:table-cell>
        </table:table-row>
        <table:table-row>
          <table:table-cell table:style-name="Table1.A3" office:value-type="float" office:value="4.49E-020">
            <text:p text:style-name="P18">4.49E-20</text:p>
          </table:table-cell>
          <table:table-cell table:style-name="Table1.A1" office:value-type="string">
            <text:p text:style-name="P17"><text:span text:style-name="T10">3.51255E-020</text:span></text:p>
            <text:p text:style-name="P14"/>
          </table:table-cell>
          <table:table-cell table:style-name="Table1.C3" office:value-type="float" office:value="6.1">
            <text:p text:style-name="P18">6.1</text:p>
          </table:table-cell>
          <table:table-cell table:style-name="Table1.C3" office:value-type="float" office:value="2032.3">
            <text:p text:style-name="P18">2032.3</text:p>
          </table:table-cell>
          <table:table-cell table:style-name="Table1.C3" office:value-type="float" office:value="91">
            <text:p text:style-name="P18">91</text:p>
          </table:table-cell>
        </table:table-row>
        <table:table-row>
          <table:table-cell table:style-name="Table1.A3" office:value-type="float" office:value="9.17E-020">
            <text:p text:style-name="P18">9.17E-20</text:p>
          </table:table-cell>
          <table:table-cell table:style-name="Table1.A1" office:value-type="string">
            <text:p text:style-name="P17"><text:span text:style-name="T10">8.5024E-020</text:span></text:p>
            <text:p text:style-name="P14"/>
          </table:table-cell>
          <table:table-cell table:style-name="Table1.C3" office:value-type="float" office:value="8.3">
            <text:p text:style-name="P18">8.3</text:p>
          </table:table-cell>
          <table:table-cell table:style-name="Table1.C3" office:value-type="float" office:value="1493.61">
            <text:p text:style-name="P18">1493.61</text:p>
          </table:table-cell>
          <table:table-cell table:style-name="Table1.C3" office:value-type="float" office:value="96">
            <text:p text:style-name="P18">96</text:p>
          </table:table-cell>
        </table:table-row>
        <table:table-row>
          <table:table-cell table:style-name="Table1.A3" office:value-type="float" office:value="1.87E-019">
            <text:p text:style-name="P18">1.87E-19</text:p>
          </table:table-cell>
          <table:table-cell table:style-name="Table1.A1" office:value-type="string">
            <text:p text:style-name="P17"><text:span text:style-name="T10">1.9E-019</text:span></text:p>
            <text:p text:style-name="P14"/>
          </table:table-cell>
          <table:table-cell table:style-name="Table1.C3" office:value-type="float" office:value="33.74">
            <text:p text:style-name="P18">33.74</text:p>
          </table:table-cell>
          <table:table-cell table:style-name="Table1.C3" office:value-type="float" office:value="367.427">
            <text:p text:style-name="P18">367.43</text:p>
          </table:table-cell>
          <table:table-cell table:style-name="Table1.C3" office:value-type="float" office:value="101">
            <text:p text:style-name="P18">101</text:p>
          </table:table-cell>
        </table:table-row>
        <table:table-row>
          <table:table-cell table:style-name="Table1.A3" office:value-type="float" office:value="3.82E-019">
            <text:p text:style-name="P18">3.82E-19</text:p>
          </table:table-cell>
          <table:table-cell table:style-name="Table1.A1" office:value-type="string">
            <text:p text:style-name="P15"><text:span text:style-name="T10">3.84E-019</text:span></text:p>
            <text:p text:style-name="P15"/>
          </table:table-cell>
          <table:table-cell table:style-name="Table1.C3" office:value-type="float" office:value="47.7">
            <text:p text:style-name="P18">47.7</text:p>
          </table:table-cell>
          <table:table-cell table:style-name="Table1.C3" office:value-type="float" office:value="259.895">
            <text:p text:style-name="P18">259.9</text:p>
          </table:table-cell>
          <table:table-cell table:style-name="Table1.C3" office:value-type="float" office:value="106">
            <text:p text:style-name="P18">106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 table:number-columns-repeated="5"/>
        <text:soft-page-break/>
        <table:table-row>
          <table:table-cell table:style-name="Table2.A1" office:value-type="string">
            <text:p text:style-name="P18">N2 data for Vertical resolution of 5km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8">calculated cross-section (cm2)</text:p>
          </table:table-cell>
          <table:table-cell table:style-name="Table2.A1" office:value-type="string">
            <text:p text:style-name="P18">H+F cross-section</text:p>
          </table:table-cell>
          <table:table-cell table:style-name="Table2.A1" office:value-type="string">
            <text:p text:style-name="P18">H+F wavelength (A)</text:p>
          </table:table-cell>
          <table:table-cell table:style-name="Table2.A1" office:value-type="string">
            <text:p text:style-name="P18">H+F energy (eV)</text:p>
          </table:table-cell>
          <table:table-cell table:style-name="Table2.A1" office:value-type="string">
            <text:p text:style-name="P18">Altitude(Tau=1) (km)</text:p>
          </table:table-cell>
        </table:table-row>
        <table:table-row>
          <table:table-cell table:style-name="Table2.A3" office:value-type="float" office:value="4.54E-024">
            <text:p text:style-name="P18">4.54E-24</text:p>
          </table:table-cell>
          <table:table-cell table:style-name="Table2.A1" office:value-type="string">
            <text:p text:style-name="P16"><text:span text:style-name="T10">4.5357E-24</text:span></text:p>
            <text:p text:style-name="P16"/>
          </table:table-cell>
          <table:table-cell table:style-name="Table2.C3" office:value-type="float" office:value="0.4">
            <text:p text:style-name="P18">0.4</text:p>
          </table:table-cell>
          <table:table-cell table:style-name="Table2.C3" office:value-type="float" office:value="30992.5">
            <text:p text:style-name="P18">30992.5</text:p>
          </table:table-cell>
          <table:table-cell table:style-name="Table2.C3" office:value-type="float" office:value="31">
            <text:p text:style-name="P18">31</text:p>
          </table:table-cell>
        </table:table-row>
        <table:table-row>
          <table:table-cell table:style-name="Table2.A3" office:value-type="float" office:value="9.26E-024">
            <text:p text:style-name="P18">9.26E-24</text:p>
          </table:table-cell>
          <table:table-cell table:style-name="Table2.A1" office:value-type="string">
            <text:p text:style-name="P17"><text:span text:style-name="T10">7.76884E-24</text:span></text:p>
            <text:p text:style-name="P14"/>
          </table:table-cell>
          <table:table-cell table:style-name="Table2.C3" office:value-type="float" office:value="0.5">
            <text:p text:style-name="P18">0.5</text:p>
          </table:table-cell>
          <table:table-cell table:style-name="Table2.C3" office:value-type="float" office:value="24794">
            <text:p text:style-name="P18">24794</text:p>
          </table:table-cell>
          <table:table-cell table:style-name="Table2.C3" office:value-type="float" office:value="36">
            <text:p text:style-name="P18">36</text:p>
          </table:table-cell>
        </table:table-row>
        <table:table-row>
          <table:table-cell table:style-name="Table2.A3" office:value-type="float" office:value="1.89E-023">
            <text:p text:style-name="P18">1.89E-23</text:p>
          </table:table-cell>
          <table:table-cell table:style-name="Table2.A1" office:value-type="string">
            <text:p text:style-name="P17"><text:span text:style-name="T10">1.3863E-23</text:span></text:p>
            <text:p text:style-name="P14"/>
          </table:table-cell>
          <table:table-cell table:style-name="Table2.C3" office:value-type="float" office:value="0.6">
            <text:p text:style-name="P18">0.6</text:p>
          </table:table-cell>
          <table:table-cell table:style-name="Table2.C3" office:value-type="float" office:value="20661.7">
            <text:p text:style-name="P18">20661.7</text:p>
          </table:table-cell>
          <table:table-cell table:style-name="Table2.C3" office:value-type="float" office:value="41">
            <text:p text:style-name="P18">41</text:p>
          </table:table-cell>
        </table:table-row>
        <table:table-row>
          <table:table-cell table:style-name="Table2.A3" office:value-type="float" office:value="3.86E-023">
            <text:p text:style-name="P18">3.86E-23</text:p>
          </table:table-cell>
          <table:table-cell table:style-name="Table2.A1" office:value-type="string">
            <text:p text:style-name="P18">1.3863E-23</text:p>
            <text:p text:style-name="P18"/>
          </table:table-cell>
          <table:table-cell table:style-name="Table2.C3" office:value-type="float" office:value="0.8">
            <text:p text:style-name="P18">0.8</text:p>
          </table:table-cell>
          <table:table-cell table:style-name="Table2.C3" office:value-type="float" office:value="15496.2">
            <text:p text:style-name="P18">15496.2</text:p>
          </table:table-cell>
          <table:table-cell table:style-name="Table2.C3" office:value-type="float" office:value="46">
            <text:p text:style-name="P18">46</text:p>
          </table:table-cell>
        </table:table-row>
        <table:table-row>
          <table:table-cell table:style-name="Table2.A3" office:value-type="float" office:value="7.9E-023">
            <text:p text:style-name="P18">7.90E-23</text:p>
          </table:table-cell>
          <table:table-cell table:style-name="Table2.A1" office:value-type="string">
            <text:p text:style-name="P17"><text:span text:style-name="T10">4.32171E-23</text:span></text:p>
            <text:p text:style-name="P14"/>
          </table:table-cell>
          <table:table-cell table:style-name="Table2.C3" office:value-type="float" office:value="0.8">
            <text:p text:style-name="P18">0.8</text:p>
          </table:table-cell>
          <table:table-cell table:style-name="Table2.C3" office:value-type="float" office:value="15496.2">
            <text:p text:style-name="P18">15496.2</text:p>
          </table:table-cell>
          <table:table-cell table:style-name="Table2.C3" office:value-type="float" office:value="51">
            <text:p text:style-name="P18">51</text:p>
          </table:table-cell>
        </table:table-row>
        <table:table-row>
          <table:table-cell table:style-name="Table2.A3" office:value-type="float" office:value="1.61E-022">
            <text:p text:style-name="P18">1.61E-22</text:p>
          </table:table-cell>
          <table:table-cell table:style-name="Table2.A1" office:value-type="string">
            <text:p text:style-name="P17"><text:span text:style-name="T10">1.65611E-22</text:span></text:p>
            <text:p text:style-name="P14"/>
          </table:table-cell>
          <table:table-cell table:style-name="Table2.C3" office:value-type="float" office:value="1.3">
            <text:p text:style-name="P18">1.3</text:p>
          </table:table-cell>
          <table:table-cell table:style-name="Table2.C3" office:value-type="float" office:value="9536.15">
            <text:p text:style-name="P18">9536.15</text:p>
          </table:table-cell>
          <table:table-cell table:style-name="Table2.C3" office:value-type="float" office:value="56">
            <text:p text:style-name="P18">56</text:p>
          </table:table-cell>
        </table:table-row>
        <table:table-row>
          <table:table-cell table:style-name="Table2.A3" office:value-type="float" office:value="3.29E-022">
            <text:p text:style-name="P18">3.29E-22</text:p>
          </table:table-cell>
          <table:table-cell table:style-name="Table2.A1" office:value-type="string">
            <text:p text:style-name="P17"><text:span text:style-name="T10">3.18662E-22</text:span></text:p>
            <text:p text:style-name="P14"/>
          </table:table-cell>
          <table:table-cell table:style-name="Table2.C3" office:value-type="float" office:value="1.5">
            <text:p text:style-name="P18">1.5</text:p>
          </table:table-cell>
          <table:table-cell table:style-name="Table2.C3" office:value-type="float" office:value="8264.67">
            <text:p text:style-name="P18">8264.67</text:p>
          </table:table-cell>
          <table:table-cell table:style-name="Table2.C3" office:value-type="float" office:value="61">
            <text:p text:style-name="P18">61</text:p>
          </table:table-cell>
        </table:table-row>
        <table:table-row>
          <table:table-cell table:style-name="Table2.A3" office:value-type="float" office:value="6.73E-022">
            <text:p text:style-name="P18">6.73E-22</text:p>
          </table:table-cell>
          <table:table-cell table:style-name="Table2.A1" office:value-type="string">
            <text:p text:style-name="P17"><text:span text:style-name="T10">5.1172E-</text:span><text:span text:style-name="T11">2</text:span><text:span text:style-name="T10">2</text:span></text:p>
            <text:p text:style-name="P14"/>
          </table:table-cell>
          <table:table-cell table:style-name="Table2.C3" office:value-type="float" office:value="1.8">
            <text:p text:style-name="P18">1.8</text:p>
          </table:table-cell>
          <table:table-cell table:style-name="Table2.C3" office:value-type="float" office:value="6887.22">
            <text:p text:style-name="P18">6887.22</text:p>
          </table:table-cell>
          <table:table-cell table:style-name="Table2.C3" office:value-type="float" office:value="66">
            <text:p text:style-name="P18">66</text:p>
          </table:table-cell>
        </table:table-row>
        <table:table-row>
          <table:table-cell table:style-name="Table2.A3" office:value-type="float" office:value="1.37E-021">
            <text:p text:style-name="P18">1.37E-21</text:p>
          </table:table-cell>
          <table:table-cell table:style-name="Table2.A1" office:value-type="string">
            <text:p text:style-name="P17"><text:span text:style-name="T10">1.45608E-21</text:span></text:p>
            <text:p text:style-name="P14"/>
          </table:table-cell>
          <table:table-cell table:style-name="Table2.C3" office:value-type="float" office:value="2.5">
            <text:p text:style-name="P18">2.5</text:p>
          </table:table-cell>
          <table:table-cell table:style-name="Table2.C3" office:value-type="float" office:value="4958.8">
            <text:p text:style-name="P18">4958.8</text:p>
          </table:table-cell>
          <table:table-cell table:style-name="Table2.C3" office:value-type="float" office:value="71">
            <text:p text:style-name="P18">71</text:p>
          </table:table-cell>
        </table:table-row>
        <table:table-row>
          <table:table-cell table:style-name="Table2.A3" office:value-type="float" office:value="2.81E-021">
            <text:p text:style-name="P18">2.81E-21</text:p>
          </table:table-cell>
          <table:table-cell table:style-name="Table2.A1" office:value-type="string">
            <text:p text:style-name="P17"><text:span text:style-name="T10">3.57739E-21</text:span></text:p>
            <text:p text:style-name="P14"/>
          </table:table-cell>
          <table:table-cell table:style-name="Table2.C3" office:value-type="float" office:value="3.4">
            <text:p text:style-name="P18">3.4</text:p>
          </table:table-cell>
          <table:table-cell table:style-name="Table2.C3" office:value-type="float" office:value="3646.18">
            <text:p text:style-name="P18">3646.18</text:p>
          </table:table-cell>
          <table:table-cell table:style-name="Table2.C3" office:value-type="float" office:value="76">
            <text:p text:style-name="P18">76</text:p>
          </table:table-cell>
        </table:table-row>
        <table:table-row>
          <table:table-cell table:style-name="Table2.A3" office:value-type="float" office:value="5.74E-021">
            <text:p text:style-name="P18">5.74E-21</text:p>
          </table:table-cell>
          <table:table-cell table:style-name="Table2.A1" office:value-type="string">
            <text:p text:style-name="P17"><text:span text:style-name="T10">6.79192E-21</text:span></text:p>
            <text:p text:style-name="P14"/>
          </table:table-cell>
          <table:table-cell table:style-name="Table2.C3" office:value-type="float" office:value="4.2">
            <text:p text:style-name="P18">4.2</text:p>
          </table:table-cell>
          <table:table-cell table:style-name="Table2.C3" office:value-type="float" office:value="2951.67">
            <text:p text:style-name="P18">2951.67</text:p>
          </table:table-cell>
          <table:table-cell table:style-name="Table2.C3" office:value-type="float" office:value="81">
            <text:p text:style-name="P18">81</text:p>
          </table:table-cell>
        </table:table-row>
        <table:table-row>
          <table:table-cell table:style-name="Table2.A3" office:value-type="float" office:value="1.17E-020">
            <text:p text:style-name="P18">1.17E-20</text:p>
          </table:table-cell>
          <table:table-cell table:style-name="Table2.A1" office:value-type="string">
            <text:p text:style-name="P17"><text:span text:style-name="T10">9.95528E-21</text:span></text:p>
            <text:p text:style-name="P14"/>
          </table:table-cell>
          <table:table-cell table:style-name="Table2.C3" office:value-type="float" office:value="4.7">
            <text:p text:style-name="P18">4.7</text:p>
          </table:table-cell>
          <table:table-cell table:style-name="Table2.C3" office:value-type="float" office:value="2637.66">
            <text:p text:style-name="P18">2637.66</text:p>
          </table:table-cell>
          <table:table-cell table:style-name="Table2.C3" office:value-type="float" office:value="86">
            <text:p text:style-name="P18">86</text:p>
          </table:table-cell>
        </table:table-row>
        <table:table-row>
          <table:table-cell table:style-name="Table2.A3" office:value-type="float" office:value="2.39E-020">
            <text:p text:style-name="P18">2.39E-20</text:p>
          </table:table-cell>
          <table:table-cell table:style-name="Table2.A1" office:value-type="string">
            <text:p text:style-name="P17"><text:span text:style-name="T10">2.07479E-20</text:span></text:p>
            <text:p text:style-name="P14"/>
          </table:table-cell>
          <table:table-cell table:style-name="Table2.C3" office:value-type="float" office:value="6.1">
            <text:p text:style-name="P18">6.1</text:p>
          </table:table-cell>
          <table:table-cell table:style-name="Table2.C3" office:value-type="float" office:value="2032.3">
            <text:p text:style-name="P18">2032.3</text:p>
          </table:table-cell>
          <table:table-cell table:style-name="Table2.C3" office:value-type="float" office:value="91">
            <text:p text:style-name="P18">91</text:p>
          </table:table-cell>
        </table:table-row>
        <table:table-row>
          <table:table-cell table:style-name="Table2.A3" office:value-type="float" office:value="4.89E-020">
            <text:p text:style-name="P18">4.89E-20</text:p>
          </table:table-cell>
          <table:table-cell table:style-name="Table2.A1" office:value-type="string">
            <text:p text:style-name="P18">2.07479E-20</text:p>
            <text:p text:style-name="P18"/>
          </table:table-cell>
          <table:table-cell table:style-name="Table2.C3" office:value-type="float" office:value="8.3">
            <text:p text:style-name="P18">8.3</text:p>
          </table:table-cell>
          <table:table-cell table:style-name="Table2.C3" office:value-type="float" office:value="1493.61">
            <text:p text:style-name="P18">1493.61</text:p>
          </table:table-cell>
          <table:table-cell table:style-name="Table2.C3" office:value-type="float" office:value="96">
            <text:p text:style-name="P18">96</text:p>
          </table:table-cell>
        </table:table-row>
        <table:table-row>
          <table:table-cell table:style-name="Table2.A3" office:value-type="float" office:value="9.99E-020">
            <text:p text:style-name="P18">9.99E-20</text:p>
          </table:table-cell>
          <table:table-cell table:style-name="Table2.A1" office:value-type="string">
            <text:p text:style-name="P17"><text:span text:style-name="T10">9.62964E-20</text:span></text:p>
            <text:p text:style-name="P14"/>
          </table:table-cell>
          <table:table-cell table:style-name="Table2.C3" office:value-type="float" office:value="10.4">
            <text:p text:style-name="P18">10.4</text:p>
          </table:table-cell>
          <table:table-cell table:style-name="Table2.C3" office:value-type="float" office:value="1192.02">
            <text:p text:style-name="P18">1192.02</text:p>
          </table:table-cell>
          <table:table-cell table:style-name="Table2.C3" office:value-type="float" office:value="101">
            <text:p text:style-name="P18">101</text:p>
          </table:table-cell>
        </table:table-row>
        <table:table-row>
          <table:table-cell table:style-name="Table2.A3" office:value-type="float" office:value="2.04E-019">
            <text:p text:style-name="P18">2.04E-19</text:p>
          </table:table-cell>
          <table:table-cell table:style-name="Table2.A1" office:value-type="string">
            <text:p text:style-name="P17"><text:span text:style-name="T10">2.09E-19</text:span></text:p>
            <text:p text:style-name="P14"/>
          </table:table-cell>
          <table:table-cell table:style-name="Table2.C3" office:value-type="float" office:value="47.7">
            <text:p text:style-name="P18">47.7</text:p>
          </table:table-cell>
          <table:table-cell table:style-name="Table2.C3" office:value-type="float" office:value="259.895">
            <text:p text:style-name="P18">259.9</text:p>
          </table:table-cell>
          <table:table-cell table:style-name="Table2.C3" office:value-type="float" office:value="106">
            <text:p text:style-name="P18">10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4:04:30.270824022</meta:creation-date>
    <dc:date>2020-05-19T22:20:38.808920929</dc:date>
    <meta:editing-duration>PT4H21M12S</meta:editing-duration>
    <meta:editing-cycles>12</meta:editing-cycles>
    <meta:generator>LibreOffice/6.4.2.2$Linux_X86_64 LibreOffice_project/40$Build-2</meta:generator>
    <meta:document-statistic meta:table-count="2" meta:image-count="0" meta:object-count="5" meta:page-count="5" meta:paragraph-count="187" meta:word-count="467" meta:character-count="2809" meta:non-whitespace-character-count="252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i>I</mi>
            <mrow>
              <mrow>
                <mo fence="true" stretchy="false">(</mo>
                <mrow>
                  <msub>
                    <mi>s</mi>
                    <mi>λ</mi>
                  </msub>
                </mrow>
                <mo fence="true" stretchy="false">)</mo>
              </mrow>
              <mo stretchy="false">=</mo>
              <mi mathvariant="italic">solar</mi>
            </mrow>
            <mi mathvariant="italic">flux</mi>
          </mrow>
        </mtd>
      </mtr>
      <mtr>
        <mtd>
          <mrow>
            <mtext/>
            <mrow>
              <msup>
                <mi>σ</mi>
                <mi>a</mi>
              </msup>
              <mo stretchy="false">=</mo>
              <mi mathvariant="italic">absorption</mi>
            </mrow>
            <mi mathvariant="italic">crosssection</mi>
          </mrow>
        </mtd>
      </mtr>
      <mtr>
        <mtd>
          <mrow>
            <mtext/>
            <mi mathvariant="italic">The</mi>
            <mi mathvariant="italic">decrease</mi>
            <mi mathvariant="italic">intensity</mi>
            <mi mathvariant="italic">after</mi>
            <mi mathvariant="italic">it</mi>
            <mi mathvariant="italic">travels</mi>
            <mi mathvariant="italic">an</mi>
            <mi mathvariant="italic">incremental</mi>
            <mi mathvariant="italic">distance</mi>
            <mi mathvariant="normal">:</mi>
          </mrow>
        </mtd>
      </mtr>
      <mtr>
        <mtd>
          <mrow>
            <mtext/>
            <mi mathvariant="italic">dI</mi>
            <mrow>
              <mrow>
                <mo fence="true" stretchy="false">(</mo>
                <mrow>
                  <msub>
                    <mi>s</mi>
                    <mi>λ</mi>
                  </msub>
                </mrow>
                <mo fence="true" stretchy="false">)</mo>
              </mrow>
              <mo stretchy="false">=</mo>
              <mrow>
                <mo stretchy="false">−</mo>
                <mi>I</mi>
              </mrow>
            </mrow>
            <mrow>
              <mo fence="true" stretchy="false">(</mo>
              <mrow>
                <msub>
                  <mi>s</mi>
                  <mi>λ</mi>
                </msub>
              </mrow>
              <mo fence="true" stretchy="false">)</mo>
            </mrow>
            <mi>n</mi>
            <mrow>
              <mo fence="true" stretchy="false">(</mo>
              <mrow>
                <mi>z</mi>
              </mrow>
              <mo fence="true" stretchy="false">)</mo>
            </mrow>
            <msup>
              <mi>σ</mi>
              <mi>a</mi>
            </msup>
            <msub>
              <mi mathvariant="italic">ds</mi>
              <mi>λ</mi>
            </msub>
          </mrow>
        </mtd>
      </mtr>
      <mtr>
        <mtd>
          <mrow>
            <mtext/>
            <mi>χ</mi>
            <mo stretchy="false">→</mo>
            <mi mathvariant="italic">Solar</mi>
            <mi mathvariant="italic">Zenith</mi>
            <mi mathvariant="italic">angle</mi>
          </mrow>
        </mtd>
      </mtr>
      <mtr>
        <mtd>
          <mrow>
            <mtext/>
            <mrow>
              <msub>
                <mi mathvariant="italic">ds</mi>
                <mi>λ</mi>
              </msub>
              <mo stretchy="false">=</mo>
              <mrow>
                <mo stretchy="false">−</mo>
                <mi mathvariant="italic">dz</mi>
              </mrow>
            </mrow>
            <mi mathvariant="italic">sec</mi>
            <mi>χ</mi>
          </mrow>
        </mtd>
      </mtr>
      <mtr>
        <mtd>
          <mrow>
            <mtext/>
            <mi mathvariant="italic">dI</mi>
            <mrow>
              <mrow>
                <mo fence="true" stretchy="false">(</mo>
                <mrow>
                  <msub>
                    <mi>s</mi>
                    <mi>λ</mi>
                  </msub>
                </mrow>
                <mo fence="true" stretchy="false">)</mo>
              </mrow>
              <mo stretchy="false">=</mo>
              <mrow>
                <mo stretchy="false">−</mo>
                <mi>I</mi>
              </mrow>
            </mrow>
            <mrow>
              <mo fence="true" stretchy="false">(</mo>
              <mrow>
                <mi>z</mi>
              </mrow>
              <mo fence="true" stretchy="false">)</mo>
            </mrow>
            <mi>n</mi>
            <mrow>
              <mo fence="true" stretchy="false">(</mo>
              <mrow>
                <mi>z</mi>
              </mrow>
              <mo fence="true" stretchy="false">)</mo>
            </mrow>
            <msup>
              <mi>σ</mi>
              <mi>a</mi>
            </msup>
            <mi mathvariant="italic">sec</mi>
            <mi>χ</mi>
            <mi mathvariant="italic">dz</mi>
          </mrow>
        </mtd>
      </mtr>
      <mtr>
        <mtd>
          <mrow>
            <mtext/>
            <mrow>
              <mrow>
                <munderover>
                  <mo stretchy="false">∫</mo>
                  <msub>
                    <mi>I</mi>
                    <mi mathvariant="normal">∞</mi>
                  </msub>
                  <mrow>
                    <mi>I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</munderover>
                <mfrac>
                  <mrow>
                    <mi mathvariant="italic">dI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  <mrow>
                    <mi>I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</mfrac>
              </mrow>
              <mo stretchy="false">=</mo>
              <mrow>
                <munderover>
                  <mo stretchy="false">∫</mo>
                  <mi>z</mi>
                  <mi mathvariant="normal">∞</mi>
                </munderover>
                <msup>
                  <mi>σ</mi>
                  <mi>a</mi>
                </msup>
              </mrow>
            </mrow>
            <mi mathvariant="italic">sec</mi>
            <mi>χ</mi>
            <mi>n</mi>
            <mrow>
              <mo fence="true" stretchy="false">(</mo>
              <mrow>
                <mi>z</mi>
              </mrow>
              <mo fence="true" stretchy="false">)</mo>
            </mrow>
            <mi mathvariant="italic">dz</mi>
          </mrow>
        </mtd>
      </mtr>
      <mtr>
        <mtd>
          <mrow>
            <mtext/>
            <mi>ln</mi>
            <mrow>
              <mrow>
                <mo fence="true" stretchy="false">(</mo>
                <mrow>
                  <mfrac>
                    <msub>
                      <mi>I</mi>
                      <mi mathvariant="normal">∞</mi>
                    </msub>
                    <mrow>
                      <mi>I</mi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o stretchy="false">=</mo>
              <msup>
                <mi>σ</mi>
                <mi>a</mi>
              </msup>
            </mrow>
            <mi mathvariant="italic">sec</mi>
            <mi>χ</mi>
            <mrow>
              <munderover>
                <mo stretchy="false">∫</mo>
                <mi>z</mi>
                <mi mathvariant="normal">∞</mi>
              </munderover>
              <mi>n</mi>
            </mrow>
            <mrow>
              <mo fence="true" stretchy="false">(</mo>
              <mrow>
                <mi>z</mi>
              </mrow>
              <mo fence="true" stretchy="false">)</mo>
            </mrow>
            <mrow>
              <mi mathvariant="italic">dz</mi>
              <mo stretchy="false">=</mo>
              <mi mathvariant="italic">sec</mi>
            </mrow>
            <mi>χ</mi>
            <mi>τ</mi>
          </mrow>
        </mtd>
      </mtr>
      <mtr>
        <mtd>
          <mrow>
            <mtext/>
            <mi>I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I</mi>
                <mi mathvariant="normal">∞</mi>
              </msub>
            </mrow>
            <mi>exp</mi>
            <mrow>
              <mo fence="true" stretchy="false">(</mo>
              <mrow>
                <mrow>
                  <mrow>
                    <mo stretchy="false">−</mo>
                    <mi>τ</mi>
                  </mrow>
                  <mi mathvariant="italic">sec</mi>
                  <mi>χ</mi>
                </mrow>
              </mrow>
              <mo fence="true" stretchy="false">)</mo>
            </mrow>
          </mrow>
        </mtd>
      </mtr>
      <mtr>
        <mtd>
          <mrow>
            <mtext/>
            <mi mathvariant="italic">Optical</mi>
            <mi mathvariant="italic">Depth</mi>
            <mi mathvariant="normal">:</mi>
            <mrow>
              <mi>τ</mi>
              <mo stretchy="false">=</mo>
              <msup>
                <mi>σ</mi>
                <mi>a</mi>
              </msup>
            </mrow>
            <mrow>
              <munderover>
                <mo stretchy="false">∫</mo>
                <mi>z</mi>
                <mi mathvariant="normal">∞</mi>
              </munderover>
              <mi>n</mi>
            </mrow>
            <mrow>
              <mo fence="true" stretchy="false">(</mo>
              <mrow>
                <mi>z</mi>
              </mrow>
              <mo fence="true" stretchy="false">)</mo>
            </mrow>
            <mi mathvariant="italic">dz</mi>
          </mrow>
        </mtd>
      </mtr>
      <mtr>
        <mtd>
          <mrow>
            <mtext/>
            <mi mathvariant="italic">Isothermal</mi>
            <mi mathvariant="italic">atmosphere</mi>
            <mi mathvariant="normal">:</mi>
            <mi>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n</mi>
                <mn>0</mn>
              </msub>
            </mrow>
            <mi>exp</mi>
            <mrow>
              <mo fence="true" stretchy="false">(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z</mi>
                          <mo stretchy="false">−</mo>
                          <msub>
                            <mi>z</mi>
                            <mn>0</mn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td>
      </mtr>
      <mtr>
        <mtd>
          <mrow>
            <mtext/>
            <mi>ln</mi>
            <mrow>
              <mrow>
                <mo fence="true" stretchy="false">(</mo>
                <mrow>
                  <mfrac>
                    <msub>
                      <mi>I</mi>
                      <mi mathvariant="normal">∞</mi>
                    </msub>
                    <mrow>
                      <mi>I</mi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o stretchy="false">=</mo>
              <msup>
                <mi>σ</mi>
                <mi>a</mi>
              </msup>
            </mrow>
            <mi mathvariant="italic">sec</mi>
            <mi>χ</mi>
            <mrow>
              <munderover>
                <mo stretchy="false">∫</mo>
                <mi>z</mi>
                <mi mathvariant="normal">∞</mi>
              </munderover>
              <msub>
                <mi>n</mi>
                <mn>0</mn>
              </msub>
            </mrow>
            <mi>exp</mi>
            <mrow>
              <mo fence="true" stretchy="false">(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z</mi>
                          <mo stretchy="false">−</mo>
                          <msub>
                            <mi>z</mi>
                            <mn>0</mn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  <mi mathvariant="italic">dz</mi>
          </mrow>
        </mtd>
      </mtr>
      <mtr>
        <mtd>
          <mrow>
            <mtext/>
            <mrow>
              <mphantom>
                <mrow>
                  <mi>ln</mi>
                  <mrow>
                    <mo fence="true" stretchy="false">(</mo>
                    <mrow>
                      <mfrac>
                        <msub>
                          <mi>I</mi>
                          <mi mathvariant="normal">∞</mi>
                        </msub>
                        <mrow>
                          <mi>I</mi>
                          <mrow>
                            <mo fence="true" stretchy="false">(</mo>
                            <mrow>
                              <mi>z</mi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)</mo>
                  </mrow>
                </mrow>
              </mphantom>
              <mo stretchy="false">=</mo>
              <msup>
                <mi>σ</mi>
                <mi>a</mi>
              </msup>
            </mrow>
            <mi mathvariant="italic">sec</mi>
            <mi>χ</mi>
            <mi>H</mi>
            <msub>
              <mi>n</mi>
              <mn>0</mn>
            </msub>
            <mi>exp</mi>
            <mrow>
              <mo fence="true" stretchy="false">(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z</mi>
                          <mo stretchy="false">−</mo>
                          <msub>
                            <mi>z</mi>
                            <mn>0</mn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td>
      </mtr>
      <mtr>
        <mtd>
          <mrow>
            <mtext/>
            <mrow>
              <mphantom>
                <mrow>
                  <mi>ln</mi>
                  <mrow>
                    <mo fence="true" stretchy="false">(</mo>
                    <mrow>
                      <mfrac>
                        <msub>
                          <mi>I</mi>
                          <mi mathvariant="normal">∞</mi>
                        </msub>
                        <mrow>
                          <mi>I</mi>
                          <mrow>
                            <mo fence="true" stretchy="false">(</mo>
                            <mrow>
                              <mi>z</mi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)</mo>
                  </mrow>
                </mrow>
              </mphantom>
              <mo stretchy="false">=</mo>
              <msup>
                <mi>σ</mi>
                <mi>a</mi>
              </msup>
            </mrow>
            <mi mathvariant="italic">sec</mi>
            <mi>χ</mi>
            <mi>H</mi>
            <mi>n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/>
            <mi>I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I</mi>
                <mi mathvariant="normal">∞</mi>
              </msub>
            </mrow>
            <mi>exp</mi>
            <mrow>
              <mo fence="true" stretchy="false">(</mo>
              <mrow>
                <mrow>
                  <mrow>
                    <mo stretchy="false">−</mo>
                    <msup>
                      <mi>σ</mi>
                      <mi>a</mi>
                    </msup>
                  </mrow>
                  <mi mathvariant="italic">sec</mi>
                  <mi>χ</mi>
                  <mi>H</mi>
                  <mi>n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/>
            <mi>τ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p>
                <mi>σ</mi>
                <mi>a</mi>
              </msup>
            </mrow>
            <mi>H</mi>
            <mi>n</mi>
            <mrow>
              <mo fence="true" stretchy="false">(</mo>
              <mrow>
                <mi>z</mi>
              </mrow>
              <mo fence="true" stretchy="false">)</mo>
            </mrow>
          </mrow>
        </mtd>
      </mtr>
    </mtable>
    <annotation encoding="StarMath 5.0">""I( s_{ %lambda })= solar flux
newline
""%sigma^{a}= absorption crosssection
newline 
""The decrease intensity after it travels an incremental distance:
newline
""dI( s_{%lambda}) = -I( s_{ %lambda })n(z) %sigma^{a} ds_{%lambda }  
newline
""%chi -&gt; Solar Zenith angle
newline
""ds_{%lambda}=-dz sec %chi
newline
""dI( s_{%lambda}) = -I(z)n(z) %sigma^{a} sec %chi dz
newline
""int from{ I_%infinite} to{I(z)} {{dI(z)} over {I(z)}} =int from{ z} to{%infinite} %sigma^{a} sec %chi n(z) dz 
newline
""ln({I_%infinite} over {I(z)} ) =%sigma^{a} sec %chi int from{ z} to{%infinite}  n(z) dz = sec %chi %tau
newline
""I(z)= I_%infinite exp(-%tau sec %chi)
newline
""Optical Depth: %tau= %sigma^{a} int from{ z} to{%infinite}  n(z) dz 
newline
""Isothermal atmosphere: n(z)= n_0 exp( -{( z-z_0 )} over {H} ) 
newline
""ln({I_%infinite} over {I(z)} ) =%sigma^{a} sec %chi int from{ z} to{%infinite} n_0 exp( -{( z-z_0 )} over {H} )   dz 

newline
""phantom {ln({I_%infinite} over {I(z)} )} = %sigma^{a} sec %chi H n_0  exp( -{( z-z_0 )} over {H}) 
newline
""phantom {ln({I_%infinite} over {I(z)} )} = %sigma^{a} sec %chi H n(z) 
newline
""I(z)=I_%infinite exp(-%sigma^{a} sec %chi H n(z) ) newline
"" %tau(z)= %sigma^{a} H n(z)

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i mathvariant="italic">Photoionisation</mi>
            <mi mathvariant="normal">:</mi>
            <msub>
              <mi>P</mi>
              <mi>c</mi>
            </msub>
            <mrow>
              <mrow>
                <mo fence="true" stretchy="false">(</mo>
                <mrow>
                  <mrow>
                    <mi>z</mi>
                    <mi>,</mi>
                    <mi>χ</mi>
                  </mrow>
                </mrow>
                <mo fence="true" stretchy="false">)</mo>
              </mrow>
              <mo stretchy="false">=</mo>
              <mi>I</mi>
            </mrow>
            <mrow>
              <mo fence="true" stretchy="false">(</mo>
              <mrow>
                <mrow>
                  <mi>z</mi>
                  <mi>,</mi>
                  <mi>χ</mi>
                </mrow>
              </mrow>
              <mo fence="true" stretchy="false">)</mo>
            </mrow>
            <mi>β</mi>
            <msup>
              <mi>σ</mi>
              <mi>a</mi>
            </msup>
            <mi>n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/>
            <mrow>
              <mi>β</mi>
              <mo stretchy="false">=</mo>
              <mi mathvariant="italic">probabiltiy</mi>
            </mrow>
            <mi mathvariant="italic">of</mi>
            <mi mathvariant="italic">ionisation</mi>
          </mrow>
        </mtd>
      </mtr>
      <mtr>
        <mtd>
          <mrow>
            <mtext/>
            <msub>
              <mi>P</mi>
              <mi>c</mi>
            </msub>
            <mrow>
              <mrow>
                <mo fence="true" stretchy="false">(</mo>
                <mrow>
                  <mrow>
                    <mi>z</mi>
                    <mi>,</mi>
                    <mi>χ</mi>
                  </mrow>
                </mrow>
                <mo fence="true" stretchy="false">)</mo>
              </mrow>
              <mo stretchy="false">=</mo>
              <msub>
                <mi>I</mi>
                <mi mathvariant="normal">∞</mi>
              </msub>
            </mrow>
            <mi>exp</mi>
            <mrow>
              <mo fence="true" stretchy="false">(</mo>
              <mrow>
                <mrow>
                  <mrow>
                    <mo stretchy="false">−</mo>
                    <mi>τ</mi>
                  </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i mathvariant="italic">sec</mi>
                  <mi>χ</mi>
                </mrow>
              </mrow>
              <mo fence="true" stretchy="false">)</mo>
            </mrow>
            <mi>β</mi>
            <msup>
              <mi>σ</mi>
              <mi>a</mi>
            </msup>
            <mi>n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/>
            <mi mathvariant="italic">Maximum</mi>
            <mi mathvariant="italic">ionisation</mi>
            <mi mathvariant="normal">:</mi>
            <mrow>
              <mfrac>
                <msub>
                  <mi mathvariant="italic">dP</mi>
                  <mi>c</mi>
                </msub>
                <mi mathvariant="italic">dz</mi>
              </mfrac>
              <mo stretchy="false">=</mo>
              <mn>0</mn>
            </mrow>
          </mrow>
        </mtd>
      </mtr>
      <mtr>
        <mtd>
          <mrow>
            <mtext/>
            <mrow>
              <mfrac>
                <msub>
                  <mi mathvariant="italic">dP</mi>
                  <mi>c</mi>
                </msub>
                <mi mathvariant="italic">dz</mi>
              </mfrac>
              <mo stretchy="false">=</mo>
              <msub>
                <mi>I</mi>
                <mi mathvariant="normal">∞</mi>
              </msub>
            </mrow>
            <mi>β</mi>
            <msup>
              <mi>σ</mi>
              <mi>a</mi>
            </msup>
            <mrow>
              <mrow>
                <mo fence="true" stretchy="false">[</mo>
                <mrow>
                  <mrow>
                    <mi>exp</mi>
                    <mrow>
                      <mo fence="true" stretchy="false">(</mo>
                      <mrow>
                        <mrow>
                          <mrow>
                            <mo stretchy="false">−</mo>
                            <mi>τ</mi>
                          </mrow>
                          <mrow>
                            <mo fence="true" stretchy="false">(</mo>
                            <mrow>
                              <mi>z</mi>
                            </mrow>
                            <mo fence="true" stretchy="false">)</mo>
                          </mrow>
                          <mi mathvariant="italic">sec</mi>
                          <mi>χ</mi>
                        </mrow>
                      </mrow>
                      <mo fence="true" stretchy="false">)</mo>
                    </mrow>
                    <mi>n</mi>
                    <mi>'</mi>
                    <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  <mo stretchy="false">−</mo>
                      <mi>n</mi>
                    </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i>exp</mi>
                    <mrow>
                      <mo fence="true" stretchy="false">(</mo>
                      <mrow>
                        <mrow>
                          <mrow>
                            <mo stretchy="false">−</mo>
                            <mi>τ</mi>
                          </mrow>
                          <mrow>
                            <mo fence="true" stretchy="false">(</mo>
                            <mrow>
                              <mi>z</mi>
                            </mrow>
                            <mo fence="true" stretchy="false">)</mo>
                          </mrow>
                          <mi mathvariant="italic">sec</mi>
                          <mi>χ</mi>
                        </mrow>
                      </mrow>
                      <mo fence="true" stretchy="false">)</mo>
                    </mrow>
                    <mi mathvariant="italic">sec</mi>
                    <mi>χ</mi>
                    <mi>τ</mi>
                    <mi>'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text/>
            <mphantom>
              <mfrac>
                <msub>
                  <mi mathvariant="italic">dP</mi>
                  <mi>c</mi>
                </msub>
                <mi mathvariant="italic">dz</mi>
              </mfrac>
            </mphantom>
            <mo stretchy="false">⇒</mo>
            <mi>n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−</mo>
              <mi>n</mi>
            </mrow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i>χ</mi>
            <mi>τ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row>
              <mrow>
                <mo fence="true" stretchy="false">[</mo>
                <mrow>
                  <mrow>
                    <mi>n</mi>
                    <mi>'</mi>
                    <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  <mo stretchy="false">−</mo>
                      <mi>n</mi>
                    </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i mathvariant="italic">sec</mi>
                    <mi>χ</mi>
                    <mi>τ</mi>
                    <mi>'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text/>
            <mi>τ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p>
                <mi>σ</mi>
                <mi>a</mi>
              </msup>
            </mrow>
            <mi>H</mi>
            <mi>n</mi>
            <mrow>
              <mo fence="true" stretchy="false">(</mo>
              <mrow>
                <mi>z</mi>
              </mrow>
              <mo fence="true" stretchy="false">)</mo>
            </mrow>
            <mo stretchy="false">⇒</mo>
            <mi>τ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p>
                <mi>σ</mi>
                <mi>a</mi>
              </msup>
            </mrow>
            <mi>H</mi>
            <mi>n</mi>
            <mi>'</mi>
            <mrow>
              <mo fence="true" stretchy="false">(</mo>
              <mrow>
                <mi>z</mi>
              </mrow>
              <mo fence="true" stretchy="false">)</mo>
            </mrow>
            <mrow>
              <mo fence="true" stretchy="false">(</mo>
              <mrow>
                <mrow>
                  <mi mathvariant="italic">assuming</mi>
                  <mi>H</mi>
                  <mi mathvariant="italic">constant</mi>
                </mrow>
              </mrow>
              <mo fence="true" stretchy="false">)</mo>
            </mrow>
          </mrow>
        </mtd>
      </mtr>
      <mtr>
        <mtd>
          <mrow>
            <mtext/>
            <mrow>
              <mfrac>
                <mrow>
                  <mi>τ</mi>
                  <mi>'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  <mrow>
                  <msup>
                    <mi>σ</mi>
                    <mi>a</mi>
                  </msup>
                  <mi>H</mi>
                </mrow>
              </mfrac>
              <mo stretchy="false">−</mo>
              <mi>n</mi>
            </mrow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i>χ</mi>
            <mi>τ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i>τ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−</mo>
              <msup>
                <mi>σ</mi>
                <mi>a</mi>
              </msup>
            </mrow>
            <mi>H</mi>
            <mi>n</mi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i>χ</mi>
            <mi>τ</mi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i>τ</mi>
            <mi>'</mi>
            <mrow>
              <mo fence="true" stretchy="false">(</mo>
              <mrow>
                <mi>z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sup>
                        <mi>σ</mi>
                        <mi>a</mi>
                      </msup>
                    </mrow>
                    <mi>H</mi>
                    <mi>n</mi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i mathvariant="italic">sec</mi>
                    <mi>χ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i>τ</mi>
            <mi>'</mi>
            <mrow>
              <mo fence="true" stretchy="false">(</mo>
              <mrow>
                <mi>z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i>τ</mi>
                    </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i mathvariant="italic">sec</mi>
                    <mi>χ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i>τ</mi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row>
              <mi>χ</mi>
              <mo stretchy="false">=</mo>
              <mn>1</mn>
            </mrow>
          </mrow>
        </mtd>
      </mtr>
      <mtr>
        <mtd>
          <mrow>
            <mtext/>
            <mi mathvariant="italic">For</mi>
            <mi mathvariant="italic">sec</mi>
            <mrow>
              <mi>χ</mi>
              <mo stretchy="false">=</mo>
              <mn>1</mn>
            </mrow>
            <mi mathvariant="normal">:</mi>
            <mi mathvariant="italic">overhead</mi>
            <mi mathvariant="italic">sun</mi>
            <mtext/>
            <mi>τ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1</mn>
            </mrow>
            <mi mathvariant="italic">for</mi>
            <mi mathvariant="italic">maximum</mi>
            <mi mathvariant="italic">ionisation</mi>
          </mrow>
        </mtd>
      </mtr>
    </mtable>
    <annotation encoding="StarMath 5.0">""Photoionisation: P_c(z, %chi) = I(z, %chi) %beta %sigma^a n(z) newline
"" %beta= probabiltiy of ionisation newline
"" P_c(z, %chi) = I_%infinite exp(- %tau (z) sec %chi ) %beta %sigma^a n(z) newline
""Maximum ionisation : {dP_c} over {dz} =0 newline
"" {dP_c} over {dz} = I_%infinite %beta %sigma^a [exp(- %tau (z) sec %chi )  n'(z)- n(z) exp(- %tau (z) sec %chi ) sec %chi %tau' (z) ] =0 newline
"" Phantom{ {dP_c} over {dz}} drarrow n'(z)- n(z) sec %chi %tau' (z)  =0 newline
""  [n'(z)- n(z) sec %chi %tau' (z) ] =0 newline
"" %tau(z)= %sigma^a H n(z) drarrow %tau'(z)= %sigma^a H n'(z) (assuming H constant) newline
"" {%tau'(z)} over {%sigma^a H} - n(z) sec %chi %tau' (z)  =0 newline
"" %tau'(z) - %sigma^a H n(z) sec%chi %tau' (z)  =0 newline
"" %tau'(z)(1 - %sigma^a H n(z) sec%chi)  =0 newline
"" %tau'(z)(1 - %tau(z) sec%chi)  =0 newline
"" %tau(z) sec%chi =1 newline
"" For sec %chi =1 : overhead sun
"" %tau(z)=1 for maximum ionisation

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i mathvariant="italic">Assuming</mi>
            <mi mathvariant="italic">all</mi>
            <mi mathvariant="italic">the</mi>
            <mi mathvariant="italic">energy</mi>
            <mi mathvariant="italic">absorbed</mi>
            <mi mathvariant="italic">goes</mi>
            <mi mathvariant="italic">into</mi>
            <mi mathvariant="italic">ionisation</mi>
            <mi mathvariant="normal">:</mi>
            <mi>τ</mi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row>
              <mi>χ</mi>
              <mo stretchy="false">=</mo>
              <mn>1</mn>
            </mrow>
          </mrow>
        </mtd>
      </mtr>
      <mtr>
        <mtd>
          <mrow>
            <mtext/>
            <msup>
              <mi>σ</mi>
              <mi>a</mi>
            </msup>
            <mi>H</mi>
            <mi>n</mi>
            <mrow>
              <mo fence="true" stretchy="false">(</mo>
              <mrow>
                <mi>z</mi>
              </mrow>
              <mo fence="true" stretchy="false">)</mo>
            </mrow>
            <mi mathvariant="italic">sec</mi>
            <mrow>
              <mi>χ</mi>
              <mo stretchy="false">=</mo>
              <mn>1</mn>
            </mrow>
          </mrow>
        </mtd>
      </mtr>
      <mtr>
        <mtd>
          <mrow>
            <mtext/>
            <msub>
              <mi>n</mi>
              <mn>0</mn>
            </msub>
            <mi>exp</mi>
            <mrow>
              <mrow>
                <mo fence="true" stretchy="false">(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sub>
                              <mi>z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  <mi>H</mi>
                  </mfrac>
                </mrow>
                <mo fence="true" stretchy="false">)</mo>
              </mrow>
              <mo stretchy="false">=</mo>
              <mfrac>
                <mn>1</mn>
                <mrow>
                  <msup>
                    <mi>σ</mi>
                    <mi>a</mi>
                  </msup>
                  <mi>H</mi>
                  <mi mathvariant="italic">sec</mi>
                  <mi>χ</mi>
                </mrow>
              </mfrac>
            </mrow>
          </mrow>
        </mtd>
      </mtr>
      <mtr>
        <mtd>
          <mrow>
            <mrow>
              <mrow>
                <mtext/>
                <mo stretchy="false">−</mo>
                <mfrac>
                  <mrow>
                    <mo fence="true" stretchy="false">(</mo>
                    <mrow>
                      <mrow>
                        <mi>z</mi>
                        <mo stretchy="false">−</mo>
                        <msub>
                          <mi>z</mi>
                          <mn>0</mn>
                        </msub>
                      </mrow>
                    </mrow>
                    <mo fence="true" stretchy="false">)</mo>
                  </mrow>
                  <mi>H</mi>
                </mfrac>
              </mrow>
              <mo stretchy="false">=</mo>
              <mi>ln</mi>
            </mrow>
            <mrow>
              <mo fence="true" stretchy="true">(</mo>
              <mrow>
                <mfrac>
                  <mn>1</mn>
                  <mrow>
                    <mi>H</mi>
                    <msub>
                      <mi>n</mi>
                      <mn>0</mn>
                    </msub>
                    <msup>
                      <mi>σ</mi>
                      <mi>a</mi>
                    </msup>
                    <mi mathvariant="italic">sec</mi>
                    <mi>χ</mi>
                  </mrow>
                </mfrac>
              </mrow>
              <mo fence="true" stretchy="true">)</mo>
            </mrow>
          </mrow>
        </mtd>
      </mtr>
      <mtr>
        <mtd>
          <mrow>
            <mtext/>
            <mrow>
              <mi>z</mi>
              <mo stretchy="false">=</mo>
              <mrow>
                <msub>
                  <mi>z</mi>
                  <mn>0</mn>
                </msub>
                <mo stretchy="false">+</mo>
                <mi>H</mi>
              </mrow>
            </mrow>
            <mi>ln</mi>
            <mrow>
              <mo fence="true" stretchy="true">(</mo>
              <mrow>
                <mrow>
                  <mi>H</mi>
                  <msub>
                    <mi>n</mi>
                    <mn>0</mn>
                  </msub>
                  <msup>
                    <mi>σ</mi>
                    <mi>a</mi>
                  </msup>
                  <mi mathvariant="italic">sec</mi>
                  <mi>χ</mi>
                </mrow>
              </mrow>
              <mo fence="true" stretchy="true">)</mo>
            </mrow>
          </mrow>
        </mtd>
      </mtr>
      <mtr>
        <mtd>
          <mrow>
            <mtext/>
            <mi mathvariant="italic">Also</mi>
            <mi mathvariant="normal">:</mi>
          </mrow>
        </mtd>
      </mtr>
      <mtr>
        <mtd>
          <mrow>
            <mtext/>
            <msub>
              <mi>n</mi>
              <mn>0</mn>
            </msub>
            <mi>exp</mi>
            <mrow>
              <mrow>
                <mo fence="true" stretchy="false">(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sub>
                              <mi>z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  <mi>H</mi>
                  </mfrac>
                </mrow>
                <mo fence="true" stretchy="false">)</mo>
              </mrow>
              <mo stretchy="false">=</mo>
              <mfrac>
                <mn>1</mn>
                <mrow>
                  <msup>
                    <mi>σ</mi>
                    <mi>a</mi>
                  </msup>
                  <mi>H</mi>
                  <mi mathvariant="italic">sec</mi>
                  <mi>χ</mi>
                </mrow>
              </mfrac>
            </mrow>
          </mrow>
        </mtd>
      </mtr>
      <mtr>
        <mtd>
          <mrow>
            <mtext/>
            <mrow>
              <msup>
                <mi>σ</mi>
                <mi>a</mi>
              </msup>
              <mo stretchy="false">=</mo>
              <mfrac>
                <mn>1</mn>
                <mrow>
                  <mi>H</mi>
                  <mi mathvariant="italic">sec</mi>
                  <mi>χ</mi>
                  <msub>
                    <mi>n</mi>
                    <mn>0</mn>
                  </msub>
                  <mi>exp</mi>
                  <mrow>
                    <mo fence="true" stretchy="true">(</mo>
                    <mrow>
                      <mfrac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sub>
                                  <mi>z</mi>
                                  <mn>0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i>H</mi>
                      </mfrac>
                    </mrow>
                    <mo fence="true" stretchy="true">)</mo>
                  </mrow>
                </mrow>
              </mfrac>
            </mrow>
          </mrow>
        </mtd>
      </mtr>
      <mtr>
        <mtd>
          <mrow>
            <mtext/>
            <mrow>
              <msup>
                <mi>σ</mi>
                <mi>a</mi>
              </msup>
              <mo stretchy="false">=</mo>
              <mfrac>
                <mn>1</mn>
                <mrow>
                  <mi>H</mi>
                  <msub>
                    <mi>n</mi>
                    <mn>0</mn>
                  </msub>
                  <mi mathvariant="italic">sec</mi>
                  <mi>χ</mi>
                </mrow>
              </mfrac>
            </mrow>
            <mi>exp</mi>
            <mrow>
              <mo fence="true" stretchy="true">(</mo>
              <mrow>
                <mfrac>
                  <mrow>
                    <mi>z</mi>
                    <mo stretchy="false">−</mo>
                    <msub>
                      <mi>z</mi>
                      <mn>0</mn>
                    </msub>
                  </mrow>
                  <mi>H</mi>
                </mfrac>
              </mrow>
              <mo fence="true" stretchy="true">)</mo>
            </mrow>
          </mrow>
        </mtd>
      </mtr>
    </mtable>
    <annotation encoding="StarMath 5.0">""Assuming all the energy absorbed goes into ionisation : %tau (z) sec %chi =1 newline
"" %sigma^a H n(z) sec %chi =1 newline
"" n_0 exp( -{(z- z_0  )} over {H}  ) = {1} over {%sigma^a H sec %chi} newline
""  -{(z- z_0  )} over {H}  =ln left( {1} over {H n_0 %sigma^a sec %chi} right) newline
""  z = z_0 + H ln left( H n_0 %sigma^a sec %chi right) newline
"" Also: newline
"" n_0 exp( -{(z- z_0  )} over {H}  ) = {1} over {%sigma^a H sec %chi} newline
"" %sigma^a = {1} over { H sec%chi n_0 exp left( -{(z- z_0  )} over {H} right)} newline
"" %sigma^a = {1} over { H n_0 sec%chi  } exp left({z- z_0} over {H} right) newline</annotation>
  </semantics>
</math>
</file>

<file path=Object 4/content.xml><?xml version="1.0" encoding="utf-8"?>
<math xmlns="http://www.w3.org/1998/Math/MathML" display="block">
  <semantics>
    <mrow>
      <mtext/>
      <mrow>
        <mi>z</mi>
        <mo stretchy="false">=</mo>
        <mrow>
          <msub>
            <mi>z</mi>
            <mn>0</mn>
          </msub>
          <mo stretchy="false">+</mo>
          <mi>H</mi>
        </mrow>
      </mrow>
      <mi>ln</mi>
      <mrow>
        <mo fence="true" stretchy="true">(</mo>
        <mrow>
          <mrow>
            <mi>H</mi>
            <msub>
              <mi>n</mi>
              <mn>0</mn>
            </msub>
            <msup>
              <mi>σ</mi>
              <mi>a</mi>
            </msup>
            <mi mathvariant="italic">sec</mi>
            <mi>χ</mi>
          </mrow>
        </mrow>
        <mo fence="true" stretchy="true">)</mo>
      </mrow>
    </mrow>
    <annotation encoding="StarMath 5.0">
""  z = z_0 + H ln left( H n_0 %sigma^a sec %chi right) newline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i mathvariant="italic">Let</mi>
            <mi mathvariant="italic">the</mi>
            <mi mathvariant="italic">vertical</mi>
            <mi mathvariant="italic">resolution</mi>
            <mi mathvariant="italic">be</mi>
            <mi mathvariant="normal">Δ</mi>
            <mi>V</mi>
          </mrow>
        </mtd>
      </mtr>
      <mtr>
        <mtd>
          <mrow>
            <mtext/>
            <mrow>
              <mrow>
                <msub>
                  <mi>z</mi>
                  <mn>2</mn>
                </msub>
                <mo stretchy="false">−</mo>
                <msub>
                  <mi>z</mi>
                  <mn>1</mn>
                </msub>
              </mrow>
              <mo stretchy="false">=</mo>
              <mi>H</mi>
            </mrow>
            <mrow>
              <mo fence="true" stretchy="true">(</mo>
              <mrow>
                <mrow>
                  <mi>ln</mi>
                  <mrow>
                    <mrow>
                      <mo fence="true" stretchy="true">(</mo>
                      <mrow>
                        <mrow>
                          <mi>H</mi>
                          <msub>
                            <mi>n</mi>
                            <mn>0</mn>
                          </msub>
                          <msubsup>
                            <mi>σ</mi>
                            <mn>2</mn>
                            <mi>a</mi>
                          </msubsup>
                          <mrow>
                            <mo fence="true" stretchy="false">(</mo>
                            <mrow>
                              <msub>
                                <mi>λ</mi>
                                <mn>2</mn>
                              </msub>
                            </mrow>
                            <mo fence="true" stretchy="false">)</mo>
                          </mrow>
                          <mi mathvariant="italic">sec</mi>
                          <mi>χ</mi>
                        </mrow>
                      </mrow>
                      <mo fence="true" stretchy="true">)</mo>
                    </mrow>
                    <mo stretchy="false">−</mo>
                    <mi>ln</mi>
                  </mrow>
                  <mrow>
                    <mo fence="true" stretchy="true">(</mo>
                    <mrow>
                      <mrow>
                        <mi>H</mi>
                        <msub>
                          <mi>n</mi>
                          <mn>0</mn>
                        </msub>
                        <msubsup>
                          <mi>σ</mi>
                          <mn>1</mn>
                          <mi>a</mi>
                        </msubsup>
                        <mrow>
                          <mo fence="true" stretchy="false">(</mo>
                          <mrow>
                            <msub>
                              <mi>λ</mi>
                              <mn>1</mn>
                            </msub>
                          </mrow>
                          <mo fence="true" stretchy="false">)</mo>
                        </mrow>
                        <mi mathvariant="italic">sec</mi>
                        <mi>χ</mi>
                      </mrow>
                    </mrow>
                    <mo fence="true" stretchy="true">)</mo>
                  </mrow>
                </mrow>
              </mrow>
              <mo fence="true" stretchy="true">)</mo>
            </mrow>
          </mrow>
        </mtd>
      </mtr>
      <mtr>
        <mtd>
          <mrow>
            <mtext/>
            <mrow>
              <mrow>
                <msub>
                  <mi>z</mi>
                  <mn>2</mn>
                </msub>
                <mo stretchy="false">−</mo>
                <msub>
                  <mi>z</mi>
                  <mn>1</mn>
                </msub>
              </mrow>
              <mo stretchy="false">=</mo>
              <mi>H</mi>
            </mrow>
            <mi>ln</mi>
            <mrow>
              <mo fence="true" stretchy="true">(</mo>
              <mrow>
                <mfrac>
                  <mrow>
                    <msubsup>
                      <mi>σ</mi>
                      <mn>2</mn>
                      <mi>a</mi>
                    </msubsup>
                    <mrow>
                      <mo fence="true" stretchy="false">(</mo>
                      <mrow>
                        <msub>
                          <mi>λ</mi>
                          <mn>2</mn>
                        </msub>
                      </mrow>
                      <mo fence="true" stretchy="false">)</mo>
                    </mrow>
                  </mrow>
                  <mrow>
                    <msubsup>
                      <mi>σ</mi>
                      <mn>1</mn>
                      <mi>a</mi>
                    </msubsup>
                    <mrow>
                      <mo fence="true" stretchy="false">(</mo>
                      <mrow>
                        <msub>
                          <mi>λ</mi>
                          <mn>1</mn>
                        </msub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o fence="true" stretchy="true">(</mo>
              <mrow>
                <mfrac>
                  <mrow>
                    <msub>
                      <mi>z</mi>
                      <mn>2</mn>
                    </msub>
                    <mo stretchy="false">−</mo>
                    <msub>
                      <mi>z</mi>
                      <mn>1</mn>
                    </msub>
                  </mrow>
                  <mi>H</mi>
                </mfrac>
              </mrow>
              <mo fence="true" stretchy="true">)</mo>
            </mrow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o fence="true" stretchy="true">(</mo>
              <mrow>
                <mfrac>
                  <mrow>
                    <mi mathvariant="normal">Δ</mi>
                    <mi>V</mi>
                  </mrow>
                  <mi>H</mi>
                </mfrac>
              </mrow>
              <mo fence="true" stretchy="true">)</mo>
            </mrow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o fence="true" stretchy="true">(</mo>
              <mrow>
                <mfrac>
                  <mrow>
                    <mi mathvariant="normal">Δ</mi>
                    <mi>V</mi>
                  </mrow>
                  <mi>H</mi>
                </mfrac>
              </mrow>
              <mo fence="true" stretchy="true">)</mo>
            </mrow>
          </mrow>
        </mtd>
      </mtr>
      <mtr>
        <mtd>
          <mrow>
            <mtext/>
            <mi mathvariant="italic">Assuming</mi>
            <mi mathvariant="italic">scale</mi>
            <mi mathvariant="italic">height</mi>
            <mrow>
              <mi>H</mi>
              <mo stretchy="false">=</mo>
              <mn>7</mn>
            </mrow>
            <mi mathvariant="italic">km</mi>
          </mrow>
        </mtd>
      </mtr>
      <mtr>
        <mtd>
          <mrow>
            <mtext/>
            <mi>a</mi>
            <mi>.</mi>
            <mi mathvariant="normal">Δ</mi>
            <mrow>
              <mi>V</mi>
              <mo stretchy="false">=</mo>
              <mn>10</mn>
            </mrow>
            <mi mathvariant="italic">km</mi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row>
                <mo fence="true" stretchy="true">(</mo>
                <mrow>
                  <mfrac>
                    <mn>10</mn>
                    <mn>7</mn>
                  </mfrac>
                </mrow>
                <mo fence="true" stretchy="true">)</mo>
              </mrow>
              <mo stretchy="false">=</mo>
              <mn>4.17</mn>
            </mrow>
          </mrow>
        </mtd>
      </mtr>
      <mtr>
        <mtd>
          <mrow>
            <mtext/>
            <mi>b</mi>
            <mi>.</mi>
            <mn>1</mn>
            <mrow>
              <mi mathvariant="italic">cross</mi>
              <mo stretchy="false">−</mo>
              <mi mathvariant="italic">section</mi>
            </mrow>
            <mi mathvariant="italic">per</mi>
            <mn>7</mn>
            <mi mathvariant="italic">km</mi>
            <mi mathvariant="italic">scale</mi>
            <mi mathvariant="italic">height</mi>
            <mi mathvariant="normal">:</mi>
            <mi mathvariant="normal">Δ</mi>
            <mrow>
              <mi>V</mi>
              <mo stretchy="false">=</mo>
              <mn>7</mn>
            </mrow>
            <mi mathvariant="italic">km</mi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row>
                <mo fence="true" stretchy="true">(</mo>
                <mrow>
                  <mfrac>
                    <mn>7</mn>
                    <mn>7</mn>
                  </mfrac>
                </mrow>
                <mo fence="true" stretchy="true">)</mo>
              </mrow>
              <mo stretchy="false">=</mo>
              <msup>
                <mi>e</mi>
                <mn>1</mn>
              </msup>
              <mo stretchy="false">=</mo>
              <mn>2.7</mn>
            </mrow>
          </mrow>
        </mtd>
      </mtr>
      <mtr>
        <mtd>
          <mrow>
            <mtext/>
            <mi>c</mi>
            <mi>.</mi>
            <mn>2</mn>
            <mrow>
              <mi mathvariant="italic">cross</mi>
              <mo stretchy="false">−</mo>
              <mi mathvariant="italic">sections</mi>
            </mrow>
            <mi mathvariant="italic">per</mi>
            <mn>7</mn>
            <mi mathvariant="italic">km</mi>
            <mi mathvariant="italic">scale</mi>
            <mi mathvariant="italic">height</mi>
            <mi mathvariant="normal">:</mi>
            <mi mathvariant="normal">Δ</mi>
            <mrow>
              <mi>V</mi>
              <mo stretchy="false">=</mo>
              <mn>3.5</mn>
            </mrow>
            <mi mathvariant="italic">km</mi>
          </mrow>
        </mtd>
      </mtr>
      <mtr>
        <mtd>
          <mrow>
            <mtext/>
            <mrow>
              <mrow>
                <mo fence="true" stretchy="true">|</mo>
                <mrow>
                  <mfrac>
                    <mrow>
                      <msubsup>
                        <mi>σ</mi>
                        <mn>2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2</mn>
                          </msub>
                        </mrow>
                        <mo fence="true" stretchy="false">)</mo>
                      </mrow>
                    </mrow>
                    <mrow>
                      <msubsup>
                        <mi>σ</mi>
                        <mn>1</mn>
                        <mi>a</mi>
                      </msubsup>
                      <mrow>
                        <mo fence="true" stretchy="false">(</mo>
                        <mrow>
                          <msub>
                            <mi>λ</mi>
                            <mn>1</mn>
                          </msub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=</mo>
              <mi>exp</mi>
            </mrow>
            <mrow>
              <mrow>
                <mo fence="true" stretchy="true">(</mo>
                <mrow>
                  <mfrac>
                    <mn>3.5</mn>
                    <mn>7</mn>
                  </mfrac>
                </mrow>
                <mo fence="true" stretchy="true">)</mo>
              </mrow>
              <mo stretchy="false">=</mo>
              <msup>
                <mi>e</mi>
                <mn>0.5</mn>
              </msup>
              <mo stretchy="false">=</mo>
              <mn>1.6</mn>
            </mrow>
          </mrow>
        </mtd>
      </mtr>
    </mtable>
    <annotation encoding="StarMath 5.0">""Let the vertical resolution be %DELTA V newline
""z_2 - z_1 =  H left (ln left( H n_0 %sigma^a_2(%lambda_2) sec %chi right) -ln left( H n_0 %sigma^a_1(%lambda_1) sec %chi right) right) newline
""z_2 - z_1 =  H ln left( { %sigma^a_2(%lambda_2)} over {%sigma^a_1(%lambda_1)} right) newline
""left lline { %sigma^a_2(%lambda_2)} over {%sigma^a_1(%lambda_1)} right rline =exp left ({z_2 - z_1} over {H} right) newline
""left lline { %sigma^a_2(%lambda_2)} over {%sigma^a_1(%lambda_1)} right rline =exp left ({%DELTA V} over {H} right) newline
""left lline { %sigma^a_2(%lambda_2)} over {%sigma^a_1(%lambda_1)} right rline =exp left ({%DELTA V} over {H} right) newline
""Assuming scale height H= 7km newline 
"" a. %DELTA V= 10 km newline
""left lline { %sigma^a_2(%lambda_2)} over {%sigma^a_1(%lambda_1)} right rline =exp left ({10}over {7} right) = 4.17 newline
"" b. 1 cross-section per 7 km scale height: %DELTA V= 7 km newline
""left lline { %sigma^a_2(%lambda_2)} over {%sigma^a_1(%lambda_1)} right rline =exp left ({7}over {7} right) = e^1= 2.7 newline
"" c. 2 cross-sections per 7km scale height: %DELTA V= 3.5 km newline
""left lline { %sigma^a_2(%lambda_2)} over {%sigma^a_1(%lambda_1)} right rline =exp left ({3.5}over {7} right) = e^0.5=  1.6 newline

</annotation>
  </semantics>
</math>
</file>